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list-style-name="L1"/>
    <style:style style:name="T1" style:family="text">
      <style:text-properties fo:font-size="10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k 4 Assignment</text:p>
      <text:p text:style-name="Standard">Jasper Holton</text:p>
      <text:p text:style-name="Standard">07-26-18</text:p>
      <text:p text:style-name="Standard"/>
      <text:p text:style-name="Standard">Part 1:</text:p>
      <text:p text:style-name="Standard">The following are examples of classical conditioning. For each example identify the <text:span text:style-name="Strong_20_Emphasis">unconditioned stimulus, unconditioned response, neutral stimulus, conditioned stimulus,</text:span> and <text:span text:style-name="Strong_20_Emphasis">conditioned response </text:span>for each example.</text:p>
      <text:p text:style-name="Standard"/>
      <text:p text:style-name="Standard">Part `2:</text:p>
      <text:p text:style-name="Text_20_body">Answer the following questions:</text:p>
      <text:list xml:id="list3344113931" text:style-name="L1">
        <text:list-item>
          <text:p>Describe the 3 stages of memory. </text:p>
        </text:list-item>
        <text:list-item>
          <text:p> Describe 3 main causes of forgetting. </text:p>
        </text:list-item>
        <text:list-item>
          <text:p>List at least 3 things from the Lessons that you can use to improve your own study techniques. Which one will you be most likely to utilize and why?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44:58.037577021</meta:creation-date>
    <dc:date>2018-07-26T10:46:56.582588893</dc:date>
    <meta:editing-duration>PT1M59S</meta:editing-duration>
    <meta:editing-cycles>1</meta:editing-cycles>
    <meta:generator>LibreOffice/6.0.4.2$Linux_X86_64 LibreOffice_project/00m0$Build-2</meta:generator>
    <meta:document-statistic meta:table-count="0" meta:image-count="0" meta:object-count="0" meta:page-count="1" meta:paragraph-count="10" meta:word-count="84" meta:character-count="525" meta:non-whitespace-character-count="450"/>
  </office:meta>
</office:document-meta>
</file>